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dee6ef" draw:auto-grow-height="true" draw:auto-grow-width="false" fo:min-height="0.433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dde8cb" draw:auto-grow-height="true" draw:auto-grow-width="false" fo:min-height="0.433cm" loext:decorative="false"/>
      <style:paragraph-properties style:writing-mode="lr-tb"/>
    </style:style>
    <style:style style:name="gr3" style:family="graphic" style:parent-style-name="objectwithoutfill">
      <style:graphic-properties draw:stroke="solid" svg:stroke-width="0.053cm" svg:stroke-color="#069a2e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solid" svg:stroke-color="#000000" draw:fill="solid" draw:fill-color="#dee6ef" draw:auto-grow-height="true" draw:auto-grow-width="false" fo:min-height="0.49cm" loext:decorative="false"/>
      <style:paragraph-properties style:writing-mode="lr-tb"/>
    </style:style>
    <style:style style:name="gr5" style:family="graphic" style:parent-style-name="objectwithoutfill">
      <style:graphic-properties svg:stroke-width="0.053cm" svg:stroke-color="#069a2e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ea7500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 style:list-style-name="L1">
      <style:graphic-properties draw:stroke="solid" svg:stroke-color="#000000" draw:fill="solid" draw:fill-color="#e0c2cd" draw:auto-grow-height="true" draw:auto-grow-width="false" fo:min-height="0.452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e0c2cd" draw:auto-grow-height="true" draw:auto-grow-width="false" fo:min-height="0.452cm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ff6d6d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style:text-autospace="none"/>
      <style:text-properties fo:color="#000000" loext:opacity="100%" style:font-name="DejaVu Sans Mono" fo:font-size="10.5pt" style:font-name-asian="DejaVu Sans Mono" style:font-size-asian="10.5pt" style:font-name-complex="DejaVu Sans Mono" style:font-size-complex="10.5pt"/>
    </style:style>
    <style:style style:name="P2" style:family="paragraph">
      <loext:graphic-properties draw:fill="solid" draw:fill-color="#dee6ef"/>
      <style:paragraph-properties style:text-autospace="none"/>
      <style:text-properties fo:color="#000000" loext:opacity="100%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  <style:text-properties fo:color="#bcbec4" loext:opacity="100%" style:font-name="DejaVu Sans Mono" fo:font-size="10.5pt" style:font-name-asian="DejaVu Sans Mono" style:font-size-asian="10.5pt" style:font-name-complex="DejaVu Sans Mono" style:font-size-complex="10.5pt"/>
    </style:style>
    <style:style style:name="P4" style:family="paragraph">
      <loext:graphic-properties draw:fill="solid" draw:fill-color="#dee6ef"/>
      <style:paragraph-properties style:text-autospace="none"/>
      <style:text-properties fo:color="#bcbec4" loext:opacity="100%" style:font-name="DejaVu Sans Mono" fo:font-size="10.5pt" style:font-name-asian="DejaVu Sans Mono" style:font-size-asian="10.5pt" style:font-name-complex="DejaVu Sans Mono" style:font-size-complex="10.5pt"/>
    </style:style>
    <style:style style:name="P5" style:family="paragraph">
      <loext:graphic-properties draw:fill="solid" draw:fill-color="#dde8cb"/>
      <style:paragraph-properties style:text-autospace="none"/>
      <style:text-properties fo:color="#bcbec4" loext:opacity="100%" style:font-name="DejaVu Sans Mono" fo:font-size="10.5pt" style:font-name-asian="DejaVu Sans Mono" style:font-size-asian="10.5pt" style:font-name-complex="DejaVu Sans Mono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text-autospace="none"/>
      <style:text-properties fo:color="#000000" loext:opacity="100%" style:font-name="DejaVu Sans Mono" fo:font-size="10.5pt" style:letter-kerning="true" style:font-name-asian="DejaVu Sans Mono" style:font-size-asian="10.5pt" style:font-name-complex="DejaVu Sans Mono" style:font-size-complex="10.5pt"/>
    </style:style>
    <style:style style:name="P8" style:family="paragraph">
      <loext:graphic-properties draw:fill="solid" draw:fill-color="#dde8cb"/>
      <style:paragraph-properties style:text-autospace="none"/>
      <style:text-properties fo:color="#000000" loext:opacity="100%" style:font-name="DejaVu Sans Mono" fo:font-size="10.5pt" style:font-name-asian="DejaVu Sans Mono" style:font-size-asian="10.5pt" style:font-name-complex="DejaVu Sans Mono" style:font-size-complex="10.5pt"/>
    </style:style>
    <style:style style:name="P9" style:family="paragraph">
      <loext:graphic-properties draw:fill="solid" draw:fill-color="#e0c2cd"/>
      <style:paragraph-properties style:text-autospace="none"/>
      <style:text-properties fo:color="#000000" loext:opacity="100%" style:font-name="DejaVu Sans Mono" fo:font-size="10.5pt" style:letter-kerning="true" style:font-name-asian="DejaVu Sans Mono" style:font-size-asian="10.5pt" style:font-name-complex="DejaVu Sans Mono" style:font-size-complex="10.5pt"/>
    </style:style>
    <style:style style:name="P10" style:family="paragraph">
      <loext:graphic-properties draw:fill="solid" draw:fill-color="#e0c2cd"/>
      <style:paragraph-properties style:text-autospace="none"/>
      <style:text-properties fo:color="#bcbec4" loext:opacity="100%" style:font-name="DejaVu Sans Mono" fo:font-size="10.5pt" style:font-name-asian="DejaVu Sans Mono" style:font-size-asian="10.5pt" style:font-name-complex="DejaVu Sans Mono" style:font-size-complex="10.5pt"/>
    </style:style>
    <style:style style:name="P11" style:family="paragraph">
      <loext:graphic-properties draw:fill="solid" draw:fill-color="#e0c2cd"/>
      <style:paragraph-properties style:text-autospace="none"/>
      <style:text-properties fo:color="#000000" loext:opacity="100%" style:font-name="DejaVu Sans Mono" fo:font-size="10.5pt" style:font-name-asian="DejaVu Sans Mono" style:font-size-asian="10.5pt" style:font-name-complex="DejaVu Sans Mono" style:font-size-complex="10.5pt"/>
    </style:style>
    <style:style style:name="T1" style:family="text">
      <style:text-properties fo:font-variant="normal" fo:text-transform="none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858cm" svg:height="0.683cm" svg:x="2.587cm" svg:y="1.472cm">
          <draw:text-box>
            <text:p text:style-name="P1"><text:span text:style-name="T1">repository</text:span></text:p>
          </draw:text-box>
        </draw:frame>
        <draw:frame draw:style-name="gr1" draw:text-style-name="P4" draw:layer="layout" svg:width="3.81cm" svg:height="0.683cm" svg:x="2.27cm" svg:y="3.492cm">
          <draw:text-box>
            <text:p text:style-name="P3"><text:span text:style-name="T2">ToolRepository</text:span></text:p>
          </draw:text-box>
        </draw:frame>
        <draw:frame draw:style-name="gr1" draw:text-style-name="P4" draw:layer="layout" svg:width="3.21cm" svg:height="0.683cm" svg:x="2.87cm" svg:y="4.193cm">
          <draw:text-box>
            <text:p text:style-name="P3"><text:span text:style-name="T2">tools</text:span></text:p>
          </draw:text-box>
        </draw:frame>
        <draw:frame draw:style-name="gr2" draw:text-style-name="P5" draw:layer="layout" svg:width="3.81cm" svg:height="0.683cm" svg:x="2.27cm" svg:y="3.493cm">
          <draw:text-box>
            <text:p text:style-name="P3"><text:span text:style-name="T2">ToolRepository</text:span></text:p>
          </draw:text-box>
        </draw:frame>
        <draw:line draw:style-name="gr3" draw:text-style-name="P6" draw:layer="layout" svg:x1="2.587cm" svg:y1="2.27cm" svg:x2="2.27cm" svg:y2="3.54cm">
          <text:p/>
        </draw:line>
        <draw:frame draw:style-name="gr1" draw:text-style-name="P4" draw:layer="layout" svg:width="0.635cm" svg:height="0.683cm" svg:x="2.27cm" svg:y="6.094cm">
          <draw:text-box>
            <text:p text:style-name="P3"><text:span text:style-name="T2">0</text:span></text:p>
          </draw:text-box>
        </draw:frame>
        <draw:frame draw:style-name="gr1" draw:text-style-name="P4" draw:layer="layout" svg:width="0.635cm" svg:height="0.683cm" svg:x="2.271cm" svg:y="6.795cm">
          <draw:text-box>
            <text:p text:style-name="P3"><text:span text:style-name="T2">1</text:span></text:p>
          </draw:text-box>
        </draw:frame>
        <draw:frame draw:style-name="gr1" draw:text-style-name="P4" draw:layer="layout" svg:width="0.635cm" svg:height="0.683cm" svg:x="2.272cm" svg:y="7.496cm">
          <draw:text-box>
            <text:p text:style-name="P3"><text:span text:style-name="T2">2</text:span></text:p>
          </draw:text-box>
        </draw:frame>
        <draw:frame draw:style-name="gr1" draw:text-style-name="P4" draw:layer="layout" svg:width="0.635cm" svg:height="0.683cm" svg:x="2.273cm" svg:y="8.197cm">
          <draw:text-box>
            <text:p text:style-name="P3"><text:span text:style-name="T2">.</text:span></text:p>
          </draw:text-box>
        </draw:frame>
        <draw:frame draw:style-name="gr1" draw:text-style-name="P4" draw:layer="layout" svg:width="0.635cm" svg:height="0.683cm" svg:x="2.274cm" svg:y="8.898cm">
          <draw:text-box>
            <text:p text:style-name="P3"><text:span text:style-name="T2">5</text:span></text:p>
          </draw:text-box>
        </draw:frame>
        <draw:frame draw:style-name="gr2" draw:text-style-name="P8" draw:layer="layout" svg:width="4.337cm" svg:height="0.683cm" svg:x="5.87cm" svg:y="6.094cm">
          <draw:text-box>
            <text:p text:style-name="P7"><text:span text:style-name="T3">Tool</text:span></text:p>
          </draw:text-box>
        </draw:frame>
        <draw:frame draw:style-name="gr1" draw:text-style-name="P4" draw:layer="layout" svg:width="3.892cm" svg:height="0.683cm" svg:x="6.315cm" svg:y="6.795cm">
          <draw:text-box>
            <text:p text:style-name="P3"><text:span text:style-name="T2">id</text:span></text:p>
          </draw:text-box>
        </draw:frame>
        <draw:frame draw:style-name="gr1" draw:text-style-name="P4" draw:layer="layout" svg:width="3.891cm" svg:height="0.683cm" svg:x="6.316cm" svg:y="7.496cm">
          <draw:text-box>
            <text:p text:style-name="P3"><text:span text:style-name="T2">toolName</text:span></text:p>
          </draw:text-box>
        </draw:frame>
        <draw:frame draw:style-name="gr4" draw:text-style-name="P4" draw:layer="layout" svg:width="3.89cm" svg:height="0.74cm" svg:x="6.317cm" svg:y="8.197cm">
          <draw:text-box>
            <text:p text:style-name="P3"><text:span text:style-name="T2">toolDescription</text:span></text:p>
          </draw:text-box>
        </draw:frame>
        <draw:line draw:style-name="gr5" draw:text-style-name="P6" draw:layer="layout" svg:x1="2.905cm" svg:y1="6.397cm" svg:x2="5.762cm" svg:y2="6.08cm">
          <text:p/>
        </draw:line>
        <draw:line draw:style-name="gr5" draw:text-style-name="P6" draw:layer="layout" svg:x1="2.905cm" svg:y1="4.81cm" svg:x2="2.587cm" svg:y2="6.08cm">
          <text:p/>
        </draw:line>
        <draw:frame draw:style-name="gr4" draw:text-style-name="P4" draw:layer="layout" svg:width="3.89cm" svg:height="0.74cm" svg:x="6.317cm" svg:y="8.897cm">
          <draw:text-box>
            <text:p text:style-name="P3"><text:span text:style-name="T2">price</text:span></text:p>
          </draw:text-box>
        </draw:frame>
        <draw:frame draw:style-name="gr2" draw:text-style-name="P8" draw:layer="layout" svg:width="4.337cm" svg:height="0.683cm" svg:x="5.871cm" svg:y="9.895cm">
          <draw:text-box>
            <text:p text:style-name="P7"><text:span text:style-name="T3">Tool</text:span></text:p>
          </draw:text-box>
        </draw:frame>
        <draw:frame draw:style-name="gr1" draw:text-style-name="P4" draw:layer="layout" svg:width="3.892cm" svg:height="0.683cm" svg:x="6.316cm" svg:y="10.596cm">
          <draw:text-box>
            <text:p text:style-name="P3"><text:span text:style-name="T2">id</text:span></text:p>
          </draw:text-box>
        </draw:frame>
        <draw:frame draw:style-name="gr1" draw:text-style-name="P4" draw:layer="layout" svg:width="3.891cm" svg:height="0.683cm" svg:x="6.317cm" svg:y="11.297cm">
          <draw:text-box>
            <text:p text:style-name="P3"><text:span text:style-name="T2">toolName</text:span></text:p>
          </draw:text-box>
        </draw:frame>
        <draw:frame draw:style-name="gr4" draw:text-style-name="P4" draw:layer="layout" svg:width="3.89cm" svg:height="0.74cm" svg:x="6.318cm" svg:y="11.998cm">
          <draw:text-box>
            <text:p text:style-name="P3"><text:span text:style-name="T2">toolDescription</text:span></text:p>
          </draw:text-box>
        </draw:frame>
        <draw:frame draw:style-name="gr4" draw:text-style-name="P4" draw:layer="layout" svg:width="3.89cm" svg:height="0.74cm" svg:x="6.318cm" svg:y="12.698cm">
          <draw:text-box>
            <text:p text:style-name="P3"><text:span text:style-name="T2">price</text:span></text:p>
          </draw:text-box>
        </draw:frame>
        <draw:frame draw:style-name="gr2" draw:text-style-name="P8" draw:layer="layout" svg:width="4.337cm" svg:height="0.683cm" svg:x="5.871cm" svg:y="14.495cm">
          <draw:text-box>
            <text:p text:style-name="P7"><text:span text:style-name="T3">Tool</text:span></text:p>
          </draw:text-box>
        </draw:frame>
        <draw:frame draw:style-name="gr1" draw:text-style-name="P4" draw:layer="layout" svg:width="3.892cm" svg:height="0.683cm" svg:x="6.316cm" svg:y="15.196cm">
          <draw:text-box>
            <text:p text:style-name="P3"><text:span text:style-name="T2">id</text:span></text:p>
          </draw:text-box>
        </draw:frame>
        <draw:frame draw:style-name="gr1" draw:text-style-name="P4" draw:layer="layout" svg:width="3.891cm" svg:height="0.683cm" svg:x="6.317cm" svg:y="15.897cm">
          <draw:text-box>
            <text:p text:style-name="P3"><text:span text:style-name="T2">toolName</text:span></text:p>
          </draw:text-box>
        </draw:frame>
        <draw:frame draw:style-name="gr4" draw:text-style-name="P4" draw:layer="layout" svg:width="3.89cm" svg:height="0.74cm" svg:x="6.318cm" svg:y="16.598cm">
          <draw:text-box>
            <text:p text:style-name="P3"><text:span text:style-name="T2">toolDescription</text:span></text:p>
          </draw:text-box>
        </draw:frame>
        <draw:frame draw:style-name="gr4" draw:text-style-name="P4" draw:layer="layout" svg:width="3.89cm" svg:height="0.74cm" svg:x="6.318cm" svg:y="17.298cm">
          <draw:text-box>
            <text:p text:style-name="P3"><text:span text:style-name="T2">price</text:span></text:p>
          </draw:text-box>
        </draw:frame>
        <draw:line draw:style-name="gr5" draw:text-style-name="P6" draw:layer="layout" svg:x1="2.892cm" svg:y1="7.152cm" svg:x2="5.762cm" svg:y2="9.89cm">
          <text:p/>
        </draw:line>
        <draw:line draw:style-name="gr5" draw:text-style-name="P6" draw:layer="layout" svg:x1="2.879cm" svg:y1="9.239cm" svg:x2="6.08cm" svg:y2="14.335cm">
          <text:p/>
        </draw:line>
        <draw:frame draw:style-name="gr1" draw:text-style-name="P2" draw:layer="layout" svg:width="4.725cm" svg:height="0.683cm" svg:x="7.387cm" svg:y="1.473cm">
          <draw:text-box>
            <text:p text:style-name="P1"><text:span text:style-name="T1">setToolsRepository</text:span></text:p>
          </draw:text-box>
        </draw:frame>
        <draw:frame draw:style-name="gr1" draw:text-style-name="P4" draw:layer="layout" svg:width="3.81cm" svg:height="0.683cm" svg:x="7.37cm" svg:y="3.492cm">
          <draw:text-box>
            <text:p text:style-name="P3"><text:span text:style-name="T2">ToolRepository</text:span></text:p>
          </draw:text-box>
        </draw:frame>
        <draw:frame draw:style-name="gr1" draw:text-style-name="P4" draw:layer="layout" svg:width="3.21cm" svg:height="0.683cm" svg:x="8.87cm" svg:y="4.193cm">
          <draw:text-box>
            <text:p text:style-name="P3"><text:span text:style-name="T2">setTools</text:span></text:p>
          </draw:text-box>
        </draw:frame>
        <draw:frame draw:style-name="gr2" draw:text-style-name="P5" draw:layer="layout" svg:width="4.742cm" svg:height="0.683cm" svg:x="7.37cm" svg:y="3.493cm">
          <draw:text-box>
            <text:p text:style-name="P3"><text:span text:style-name="T2">SetToolsRepository</text:span></text:p>
          </draw:text-box>
        </draw:frame>
        <draw:line draw:style-name="gr3" draw:text-style-name="P6" draw:layer="layout" svg:x1="7.955cm" svg:y1="2.257cm" svg:x2="7.638cm" svg:y2="3.527cm">
          <text:p/>
        </draw:line>
        <draw:frame draw:style-name="gr1" draw:text-style-name="P4" draw:layer="layout" svg:width="0.635cm" svg:height="0.683cm" svg:x="12.671cm" svg:y="5.795cm">
          <draw:text-box>
            <text:p text:style-name="P3"><text:span text:style-name="T2">0</text:span></text:p>
          </draw:text-box>
        </draw:frame>
        <draw:frame draw:style-name="gr1" draw:text-style-name="P4" draw:layer="layout" svg:width="0.635cm" svg:height="0.683cm" svg:x="12.672cm" svg:y="6.496cm">
          <draw:text-box>
            <text:p text:style-name="P3"><text:span text:style-name="T2">1</text:span></text:p>
          </draw:text-box>
        </draw:frame>
        <draw:frame draw:style-name="gr1" draw:text-style-name="P4" draw:layer="layout" svg:width="0.635cm" svg:height="0.683cm" svg:x="12.673cm" svg:y="7.197cm">
          <draw:text-box>
            <text:p text:style-name="P3"><text:span text:style-name="T2">2</text:span></text:p>
          </draw:text-box>
        </draw:frame>
        <draw:frame draw:style-name="gr2" draw:text-style-name="P8" draw:layer="layout" svg:width="4.337cm" svg:height="0.683cm" svg:x="14.971cm" svg:y="6.095cm">
          <draw:text-box>
            <text:p text:style-name="P7"><text:span text:style-name="T3">SetTool</text:span></text:p>
          </draw:text-box>
        </draw:frame>
        <draw:frame draw:style-name="gr1" draw:text-style-name="P4" draw:layer="layout" svg:width="3.892cm" svg:height="0.683cm" svg:x="15.416cm" svg:y="6.796cm">
          <draw:text-box>
            <text:p text:style-name="P3"><text:span text:style-name="T2">setTools</text:span></text:p>
          </draw:text-box>
        </draw:frame>
        <draw:frame draw:style-name="gr1" draw:text-style-name="P4" draw:layer="layout" svg:width="0.635cm" svg:height="0.683cm" svg:x="20.872cm" svg:y="6.796cm">
          <draw:text-box>
            <text:p text:style-name="P3"><text:span text:style-name="T2">0</text:span></text:p>
          </draw:text-box>
        </draw:frame>
        <draw:frame draw:style-name="gr1" draw:text-style-name="P4" draw:layer="layout" svg:width="0.635cm" svg:height="0.683cm" svg:x="20.873cm" svg:y="7.497cm">
          <draw:text-box>
            <text:p text:style-name="P3"><text:span text:style-name="T2">1</text:span></text:p>
          </draw:text-box>
        </draw:frame>
        <draw:line draw:style-name="gr5" draw:text-style-name="P6" draw:layer="layout" svg:x1="11.16cm" svg:y1="4.81cm" svg:x2="12.747cm" svg:y2="5.762cm">
          <text:p/>
        </draw:line>
        <draw:line draw:style-name="gr5" draw:text-style-name="P6" draw:layer="layout" svg:x1="13.382cm" svg:y1="6.08cm" svg:x2="14.97cm" svg:y2="6.08cm">
          <text:p/>
        </draw:line>
        <draw:line draw:style-name="gr5" draw:text-style-name="P6" draw:layer="layout" svg:x1="19.415cm" svg:y1="7.032cm" svg:x2="20.685cm" svg:y2="6.715cm">
          <text:p/>
        </draw:line>
        <draw:line draw:style-name="gr6" draw:text-style-name="P6" draw:layer="layout" svg:x1="20.685cm" svg:y1="7.35cm" svg:x2="10.207cm" svg:y2="9.89cm">
          <text:p/>
        </draw:line>
        <draw:line draw:style-name="gr6" draw:text-style-name="P6" draw:layer="layout" svg:x1="20.685cm" svg:y1="7.985cm" svg:x2="10.221cm" svg:y2="14.523cm">
          <text:p/>
        </draw:line>
        <draw:frame draw:style-name="gr2" draw:text-style-name="P8" draw:layer="layout" svg:width="4.337cm" svg:height="0.683cm" svg:x="14.972cm" svg:y="14.495cm">
          <draw:text-box>
            <text:p text:style-name="P7"><text:span text:style-name="T3">SetTool</text:span></text:p>
          </draw:text-box>
        </draw:frame>
        <draw:frame draw:style-name="gr1" draw:text-style-name="P4" draw:layer="layout" svg:width="3.892cm" svg:height="0.683cm" svg:x="15.417cm" svg:y="15.196cm">
          <draw:text-box>
            <text:p text:style-name="P3"><text:span text:style-name="T2">setTools</text:span></text:p>
          </draw:text-box>
        </draw:frame>
        <draw:line draw:style-name="gr5" draw:text-style-name="P6" draw:layer="layout" svg:x1="13.382cm" svg:y1="7.985cm" svg:x2="15.287cm" svg:y2="14.335cm">
          <text:p/>
        </draw:line>
        <draw:frame draw:style-name="gr1" draw:text-style-name="P4" draw:layer="layout" svg:width="0.635cm" svg:height="0.683cm" svg:x="20.872cm" svg:y="13.096cm">
          <draw:text-box>
            <text:p text:style-name="P3"><text:span text:style-name="T2">0</text:span></text:p>
          </draw:text-box>
        </draw:frame>
        <draw:frame draw:style-name="gr1" draw:text-style-name="P4" draw:layer="layout" svg:width="0.635cm" svg:height="0.683cm" svg:x="20.873cm" svg:y="13.797cm">
          <draw:text-box>
            <text:p text:style-name="P3"><text:span text:style-name="T2">1</text:span></text:p>
          </draw:text-box>
        </draw:frame>
        <draw:line draw:style-name="gr6" draw:text-style-name="P6" draw:layer="layout" svg:x1="20.685cm" svg:y1="13.382cm" svg:x2="10.207cm" svg:y2="10.207cm">
          <text:p/>
        </draw:line>
        <draw:line draw:style-name="gr6" draw:text-style-name="P6" draw:layer="layout" svg:x1="20.685cm" svg:y1="14.017cm" svg:x2="10.207cm" svg:y2="6.397cm">
          <text:p/>
        </draw:line>
        <draw:line draw:style-name="gr5" draw:text-style-name="P6" draw:layer="layout" svg:x1="19.402cm" svg:y1="15.5cm" svg:x2="20.685cm" svg:y2="13.065cm">
          <text:p/>
        </draw:line>
        <draw:frame draw:style-name="gr7" draw:text-style-name="P9" draw:layer="layout" svg:width="1.888cm" svg:height="0.702cm" svg:x="1.017cm" svg:y="14.097cm">
          <draw:text-box>
            <text:p text:style-name="P7">Axe</text:p>
          </draw:text-box>
        </draw:frame>
        <draw:frame draw:style-name="gr8" draw:text-style-name="P10" draw:layer="layout" svg:width="1.888cm" svg:height="0.702cm" svg:x="1.017cm" svg:y="12.998cm">
          <draw:text-box>
            <text:p text:style-name="P3"><text:span text:style-name="T2">Drill</text:span></text:p>
          </draw:text-box>
        </draw:frame>
        <draw:frame draw:style-name="gr8" draw:text-style-name="P11" draw:layer="layout" svg:width="3.158cm" svg:height="0.702cm" svg:x="1.017cm" svg:y="15.698cm">
          <draw:text-box>
            <text:p text:style-name="P7">Screwdriver </text:p>
          </draw:text-box>
        </draw:frame>
        <draw:line draw:style-name="gr9" draw:text-style-name="P6" draw:layer="layout" svg:x1="6.08cm" svg:y1="7.985cm" svg:x2="2.555cm" svg:y2="12.967cm">
          <text:p/>
        </draw:line>
        <draw:line draw:style-name="gr9" draw:text-style-name="P6" draw:layer="layout" svg:x1="6.089cm" svg:y1="7.972cm" svg:x2="2.564cm" svg:y2="12.954cm">
          <text:p/>
        </draw:line>
        <draw:line draw:style-name="gr9" draw:text-style-name="P6" draw:layer="layout" svg:x1="6.08cm" svg:y1="11.795cm" svg:x2="2.905cm" svg:y2="14.017cm">
          <text:p/>
        </draw:line>
        <draw:line draw:style-name="gr9" draw:text-style-name="P6" draw:layer="layout" svg:x1="6.094cm" svg:y1="16.187cm" svg:x2="4.175cm" svg:y2="15.92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2:07:10.701980535</meta:creation-date>
    <dc:date>2023-12-06T22:35:50.671791016</dc:date>
    <meta:editing-duration>PT28M29S</meta:editing-duration>
    <meta:editing-cycles>22</meta:editing-cycles>
    <meta:generator>LibreOffice/7.6.3.2$Linux_X86_64 LibreOffice_project/60$Build-2</meta:generator>
    <meta:document-statistic meta:object-count="61"/>
  </office:meta>
</office:document-meta>
</file>